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 style:data-style-name="N2" text:time-value="14:08:11.043352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22T14:12:00.542877092</dc:date>
    <meta:editing-duration>PT1H5M42S</meta:editing-duration>
    <meta:editing-cycles>13</meta:editing-cycles>
    <meta:document-statistic meta:table-count="2" meta:cell-count="4299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